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 ja w Panu</text:span><text:span text:style-name="T1"><text:line-break/></text:span><text:span text:style-name="T2">ppp</text:span><text:span text:style-name="T1"><text:line-break/></text:span><text:span text:style-name="T1">będę się radował, /x2</text:span><text:span text:style-name="T1"><text:line-break/></text:span><text:span text:style-name="T2">ppp</text:span><text:span text:style-name="T1"><text:line-break/></text:span><text:span text:style-name="T1">będę się weselił,</text:span><text:span text:style-name="T1"><text:line-break/></text:span><text:span text:style-name="T2">ppp</text:span><text:span text:style-name="T1"><text:line-break/></text:span><text:span text:style-name="T1">Będę się radował</text:span><text:span text:style-name="T1"><text:line-break/></text:span><text:span text:style-name="T2">ppp</text:span><text:span text:style-name="T1"><text:line-break/></text:span><text:span text:style-name="T1">Ref. A, ja, jaj,</text:span><text:span text:style-name="T1"><text:line-break/></text:span><text:span text:style-name="T2">ppp</text:span><text:span text:style-name="T1"><text:line-break/></text:span><text:span text:style-name="T1">a, ja, ja, ja, ja, jaj</text:span><text:span text:style-name="T1"><text:line-break/></text:span><text:span text:style-name="T2">ppp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 ja w Panu</text:span><text:span text:style-name="T1"><text:line-break/></text:span><text:span text:style-name="T1">będę się radował, /x2</text:span><text:span text:style-name="T1"><text:line-break/></text:span><text:span text:style-name="T1">będę się weselił,</text:span><text:span text:style-name="T1"><text:line-break/></text:span><text:span text:style-name="T1">Będę się radował</text:span><text:span text:style-name="T1"><text:line-break/></text:span><text:span text:style-name="T1">mimo wszystko</text:span><text:span text:style-name="T1"><text:line-break/></text:span><text:span text:style-name="T1">Ref. A, ja, jaj,</text:span><text:span text:style-name="T1"><text:line-break/></text:span><text:span text:style-name="T1">a, ja, ja, ja, ja, jaj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5:55:26</meta:creation-date>
    <dc:creator>Rafał Talacha</dc:creator>
    <dc:date>2008-12-26T22:10:00</dc:date>
    <dc:language>pl-PL</dc:language>
    <meta:editing-cycles>9</meta:editing-cycles>
    <meta:editing-duration>PT8M2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